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hmer OS" fo:font-size="16pt" officeooo:rsid="0004f1e6" officeooo:paragraph-rsid="0004f1e6" style:font-name-complex="Khmer OS"/>
    </style:style>
    <style:style style:name="P2" style:family="paragraph" style:parent-style-name="Standard">
      <style:text-properties style:font-name="Khmer OS" fo:font-size="16pt" style:text-underline-style="none" fo:font-weight="normal" officeooo:rsid="00069317" officeooo:paragraph-rsid="00069317" style:font-weight-asian="normal" style:font-name-complex="Khmer OS" style:font-weight-complex="normal"/>
    </style:style>
    <style:style style:name="P3" style:family="paragraph" style:parent-style-name="Standard">
      <style:text-properties style:font-name="Khmer OS" fo:font-size="16pt" style:text-underline-style="solid" style:text-underline-width="auto" style:text-underline-color="font-color" fo:font-weight="bold" officeooo:rsid="00069317" officeooo:paragraph-rsid="00069317" style:font-weight-asian="bold" style:font-name-complex="Khmer OS" style:font-weight-complex="bold"/>
    </style:style>
    <style:style style:name="P4" style:family="paragraph" style:parent-style-name="Standard">
      <style:text-properties style:font-name="Khmer OS" fo:font-size="16pt" style:text-underline-style="solid" style:text-underline-type="double" style:text-underline-width="auto" style:text-underline-color="font-color" fo:font-weight="normal" officeooo:rsid="00069317" officeooo:paragraph-rsid="00069317" style:font-weight-asian="normal" style:font-name-complex="Khmer OS" style:font-weight-complex="normal"/>
    </style:style>
    <style:style style:name="P5" style:family="paragraph" style:parent-style-name="Standard">
      <style:text-properties style:font-name="Khmer OS" fo:font-size="26pt" style:text-underline-style="solid" style:text-underline-width="auto" style:text-underline-color="font-color" fo:font-weight="bold" officeooo:rsid="0004f1e6" officeooo:paragraph-rsid="0004f1e6" style:font-weight-asian="bold" style:font-name-complex="Khmer OS" style:font-weight-complex="bold"/>
    </style:style>
    <style:style style:name="P6" style:family="paragraph" style:parent-style-name="Standard">
      <style:text-properties fo:color="#ffffff" style:font-name="Khmer OS" fo:font-size="16pt" style:text-underline-style="none" fo:font-weight="bold" officeooo:rsid="0010ab58" officeooo:paragraph-rsid="00069317" fo:background-color="#18a303" style:font-weight-asian="bold" style:font-name-complex="Khmer OS" style:font-weight-complex="bold"/>
    </style:style>
    <style:style style:name="P7" style:family="paragraph" style:parent-style-name="Standard">
      <style:text-properties officeooo:paragraph-rsid="00137f46"/>
    </style:style>
    <style:style style:name="P8" style:family="paragraph" style:parent-style-name="Standard">
      <style:text-properties fo:color="#ffffff" style:font-name="Khmer OS" fo:font-size="16pt" style:text-underline-style="none" fo:font-weight="bold" officeooo:rsid="0010ab58" officeooo:paragraph-rsid="00069317" fo:background-color="#18a303" style:font-weight-asian="bold" style:font-name-complex="Khmer OS" style:font-weight-complex="bold"/>
    </style:style>
    <style:style style:name="P9" style:family="paragraph" style:parent-style-name="Standard">
      <style:text-properties officeooo:paragraph-rsid="00069317"/>
    </style:style>
    <style:style style:name="P10" style:family="paragraph" style:parent-style-name="Standard">
      <style:text-properties style:font-name="Khmer OS" fo:font-size="16pt" style:text-underline-style="none" fo:font-weight="normal" officeooo:rsid="00069317" officeooo:paragraph-rsid="0015dd9c" style:font-weight-asian="normal" style:font-name-complex="Khmer OS" style:font-weight-complex="normal"/>
    </style:style>
    <style:style style:name="P11" style:family="paragraph" style:parent-style-name="Standard">
      <style:text-properties officeooo:paragraph-rsid="0015dd9c"/>
    </style:style>
    <style:style style:name="P12" style:family="paragraph" style:parent-style-name="Standard">
      <style:text-properties fo:color="#000000" style:text-underline-style="solid" style:text-underline-width="auto" style:text-underline-color="font-color" officeooo:rsid="0015dd9c" officeooo:paragraph-rsid="0015dd9c" fo:background-color="transparent"/>
    </style:style>
    <style:style style:name="P13" style:family="paragraph" style:parent-style-name="Standard">
      <style:text-properties fo:color="#000000" style:text-underline-style="none" fo:font-weight="normal" officeooo:rsid="0015dd9c" officeooo:paragraph-rsid="0015dd9c" fo:background-color="transparent" style:font-weight-asian="normal" style:font-weight-complex="normal"/>
    </style:style>
    <style:style style:name="P14" style:family="paragraph" style:parent-style-name="Standard">
      <style:text-properties fo:color="#000000" style:font-name="Khmer OS" fo:font-size="16pt" style:text-underline-style="none" fo:font-weight="normal" officeooo:rsid="0015dd9c" officeooo:paragraph-rsid="0015dd9c" fo:background-color="transparent" style:font-weight-asian="normal" style:font-name-complex="Khmer OS" style:font-weight-complex="normal"/>
    </style:style>
    <style:style style:name="P15" style:family="paragraph" style:parent-style-name="Standard">
      <style:text-properties fo:color="#000000" fo:font-size="18pt" style:text-underline-style="solid" style:text-underline-width="auto" style:text-underline-color="font-color" officeooo:rsid="0015dd9c" officeooo:paragraph-rsid="0015dd9c" fo:background-color="transparen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6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officeooo:rsid="00093035"/>
    </style:style>
    <style:style style:name="T5" style:family="text">
      <style:text-properties officeooo:rsid="0009b9a9"/>
    </style:style>
    <style:style style:name="T6" style:family="text">
      <style:text-properties officeooo:rsid="000d6483"/>
    </style:style>
    <style:style style:name="T7" style:family="text">
      <style:text-properties officeooo:rsid="000f4d8c"/>
    </style:style>
    <style:style style:name="T8" style:family="text">
      <style:text-properties style:font-name="Khmer OS" fo:font-size="16pt" style:text-underline-style="none" fo:font-weight="normal" officeooo:rsid="00069317" style:font-weight-asian="normal" style:font-name-complex="Khmer OS" style:font-weight-complex="normal"/>
    </style:style>
    <style:style style:name="T9" style:family="text">
      <style:text-properties style:font-name="Khmer OS" fo:font-size="16pt" style:text-underline-style="none" fo:font-weight="normal" officeooo:rsid="000f4d8c" style:font-weight-asian="normal" style:font-name-complex="Khmer OS" style:font-weight-complex="normal"/>
    </style:style>
    <style:style style:name="T10" style:family="text">
      <style:text-properties style:font-name="Khmer OS" fo:font-size="16pt" style:text-underline-style="none" fo:font-weight="bold" officeooo:rsid="000f4d8c" style:font-weight-asian="bold" style:font-name-complex="Khmer OS" style:font-weight-complex="bold"/>
    </style:style>
    <style:style style:name="T11" style:family="text">
      <style:text-properties style:font-name="Khmer OS" fo:font-size="16pt" fo:font-weight="bold" style:font-weight-asian="bold" style:font-name-complex="Khmer OS" style:font-weight-complex="bold"/>
    </style:style>
    <style:style style:name="T12" style:family="text">
      <style:text-properties style:font-name="Khmer OS" fo:font-size="16pt" fo:font-weight="bold" officeooo:rsid="0010ab58" style:font-weight-asian="bold" style:font-name-complex="Khmer OS" style:font-weight-complex="bold"/>
    </style:style>
    <style:style style:name="T13" style:family="text">
      <style:text-properties style:font-name="Khmer OS" fo:font-size="16pt" style:font-name-complex="Khmer OS"/>
    </style:style>
    <style:style style:name="T14" style:family="text">
      <style:text-properties style:font-name="Khmer OS" fo:font-weight="bold" style:font-weight-asian="bold" style:font-name-complex="Khmer OS" style:font-weight-complex="bold"/>
    </style:style>
    <style:style style:name="T15" style:family="text">
      <style:text-properties style:font-name="Khmer OS" fo:font-weight="bold" officeooo:rsid="0010ab58" style:font-weight-asian="bold" style:font-name-complex="Khmer OS" style:font-weight-complex="bold"/>
    </style:style>
    <style:style style:name="T16" style:family="text">
      <style:text-properties fo:color="#ffffff" style:font-name="Khmer OS" fo:font-size="16pt" style:text-underline-style="none" fo:font-weight="bold" officeooo:rsid="0010ab58" fo:background-color="#18a303" loext:char-shading-value="0" style:font-weight-asian="bold" style:font-name-complex="Khmer OS" style:font-weight-complex="bold"/>
    </style:style>
    <style:style style:name="T17" style:family="text">
      <style:text-properties fo:color="#ffffff" style:font-name="Khmer OS" fo:font-size="16pt" style:text-underline-style="none" fo:font-weight="bold" officeooo:rsid="00137f46" fo:background-color="#18a303" loext:char-shading-value="0" style:font-weight-asian="bold" style:font-name-complex="Khmer OS" style:font-weight-complex="bold"/>
    </style:style>
    <style:style style:name="T18" style:family="text">
      <style:text-properties fo:color="#ffffff" style:font-name="Khmer OS" fo:font-size="16pt" style:text-underline-style="none" fo:font-weight="bold" officeooo:rsid="0015dd9c" fo:background-color="#18a303" loext:char-shading-value="0" style:font-weight-asian="bold" style:font-name-complex="Khmer OS" style:font-weight-complex="bold"/>
    </style:style>
    <style:style style:name="T19" style:family="text">
      <style:text-properties fo:color="#000000" style:font-name="Khmer OS" fo:font-size="16pt" style:text-underline-style="none" fo:font-weight="normal" officeooo:rsid="0015dd9c" fo:background-color="transparent" loext:char-shading-value="0" style:font-weight-asian="normal" style:font-name-complex="Khmer OS" style:font-weight-complex="normal"/>
    </style:style>
    <style:style style:name="T20" style:family="text">
      <style:text-properties fo:color="#000000" style:font-name="Khmer OS" fo:font-size="16pt" style:text-underline-style="none" fo:font-weight="bold" officeooo:rsid="0015dd9c" fo:background-color="transparent" loext:char-shading-value="0" style:font-weight-asian="bold" style:font-name-complex="Khmer OS" style:font-weight-complex="bold"/>
    </style:style>
    <style:style style:name="T21" style:family="text">
      <style:text-properties fo:color="#000000" style:font-name="Khmer OS" fo:font-size="16pt" style:text-underline-style="solid" style:text-underline-width="auto" style:text-underline-color="font-color" fo:font-weight="bold" officeooo:rsid="0015dd9c" fo:background-color="transparent" loext:char-shading-value="0" style:font-weight-asian="bold" style:font-name-complex="Khmer OS" style:font-weight-complex="bold"/>
    </style:style>
    <style:style style:name="T22" style:family="text">
      <style:text-properties style:font-size-asian="16pt" style:font-size-complex="16pt"/>
    </style:style>
    <style:style style:name="T23" style:family="text">
      <style:text-properties fo:font-weight="bold" officeooo:rsid="000f4d8c" style:font-weight-asian="bold" style:font-weight-complex="bold"/>
    </style:style>
    <style:style style:name="T24" style:family="text">
      <style:text-properties fo:font-weight="bold" style:font-size-asian="16pt" style:font-weight-asian="bold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6">Date: </text:span><text:span text:style-name="T17">26</text:span><text:span text:style-name="T16">/</text:span><text:span text:style-name="T17">Jan</text:span><text:span text:style-name="T16">/2021</text:span></text:p>
      <text:p text:style-name="P1">Week4</text:p>
      <text:p text:style-name="P1"/>
      <text:p text:style-name="P1"><text:span text:style-name="T1">Chapter2:<text:tab/></text:span><text:tab/><text:span text:style-name="T2">Classes and Objects</text:span></text:p>
      <text:p text:style-name="P5"/>
      <text:p text:style-name="P2">1. Classes: ជាពុម្ពគម្រូសំរាប់បង្កើត Objective</text:p>
      <text:p text:style-name="P2"/>
      <text:p text:style-name="P3"><text:span text:style-name="T3"><text:tab/></text:span>*Syntax:</text:p>
      <text:p text:style-name="P3"/>
      <text:p text:style-name="P2"><text:tab/>class className{</text:p>
      <text:p text:style-name="P2"><text:tab/><text:tab/><text:span text:style-name="T6">private/protected/public:</text:span></text:p>
      <text:p text:style-name="P2"><text:tab/><text:tab/>data members; // <text:span text:style-name="T4">(member variable) </text:span><text:span text:style-name="T5">(Field)</text:span></text:p>
      <text:p text:style-name="P2"/>
      <text:p text:style-name="P2"><text:tab/><text:tab/>public:</text:p>
      <text:p text:style-name="P2"><text:tab/><text:tab/><text:tab/>function member; <text:s/><text:span text:style-name="T4">(member function)</text:span></text:p>
      <text:p text:style-name="P2"><text:tab/><text:tab/><text:tab/>……………………..</text:p>
      <text:p text:style-name="P2"><text:tab/>};</text:p>
      <text:p text:style-name="P2">_____________________________________</text:p>
      <text:p text:style-name="P6">Date: 02/Feb/2021</text:p>
      <text:p text:style-name="P6"/>
      <text:p text:style-name="P2"><text:tab/><text:span text:style-name="T23">Data members, Field</text:span></text:p>
      <text:p text:style-name="P4"><text:soft-page-break/></text:p>
      <text:p text:style-name="P9"><text:span text:style-name="T8"><text:tab/></text:span><text:span text:style-name="T10">Ex:</text:span><text:span text:style-name="T9"> បង្កើត</text:span></text:p>
      <text:p text:style-name="P10">______________________________________________</text:p>
      <text:p text:style-name="P11"><text:span text:style-name="T16">Date: 0</text:span><text:span text:style-name="T18">9</text:span><text:span text:style-name="T16">/Feb/2021</text:span></text:p>
      <text:p text:style-name="P11"><text:span text:style-name="T21"/></text:p>
      <text:p text:style-name="P13"><text:span text:style-name="T13"><text:tab/>- </text:span><text:span text:style-name="T11">Acessor Function</text:span><text:span text:style-name="T13">: មានមុខអារសំរាប់ Access ទៅលើ data members <text:tab/>(ដែលជាPrivate)។ គេដាក់ឈ្មោះអោយវា get នាំមុខ</text:span></text:p>
      <text:p text:style-name="P13"><text:span text:style-name="T13"><text:tab/></text:span><text:span text:style-name="T11">Ex:</text:span><text:span text:style-name="T13"> getId(), getName(), ……..</text:span></text:p>
      <text:p text:style-name="P13"><text:span text:style-name="T13"/></text:p>
      <text:p text:style-name="P11"><text:span text:style-name="T19"><text:tab/>- </text:span><text:span text:style-name="T20">implementor Functioin</text:span><text:span text:style-name="T19">: <text:tab/>មានមុខអារសំរាប់កែឬUpdate ទៅលើ data <text:tab/>របស់Objects។ គេដាក់ឈ្មោះអោយវា set នាំមុខ</text:span></text:p>
      <text:p text:style-name="P11"><text:span text:style-name="T19"><text:tab/></text:span><text:span text:style-name="T20">Ex:</text:span><text:span text:style-name="T19"> setName(), setSalary(), …..</text:span></text:p>
      <text:p text:style-name="P11"><text:span text:style-name="T16"/></text:p>
      <text:p text:style-name="P15"><text:span text:style-name="T15">3. </text:span><text:span text:style-name="T14">Array of objects</text:span></text:p>
      <text:p text:style-name="P12"><text:span text:style-name="T11"/></text:p>
      <text:p text:style-name="P14"><text:tab/><text:span text:style-name="T22">ធាតុនិមួយៗរបស់វាជាObjects</text:span></text:p>
      <text:p text:style-name="P14"><text:span text:style-name="T22"><text:tab/></text:span><text:span text:style-name="T24">Ex:</text:span><text:span text:style-name="T22"> Rectangle a[20]; ធាតុមួយគឺជា Object មួយ(ជាចតុកោណ<text:tab/>កែងមួយ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09T08:59:32.111894900</dc:date>
    <meta:editing-duration>PT1H12M45S</meta:editing-duration>
    <meta:editing-cycles>17</meta:editing-cycles>
    <meta:document-statistic meta:table-count="0" meta:image-count="0" meta:object-count="0" meta:page-count="2" meta:paragraph-count="25" meta:word-count="81" meta:character-count="710" meta:non-whitespace-character-count="626"/>
  </office:meta>
</office:document-meta>
</file>